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list-style-name="WW8Num3"/>
    <style:style style:name="P2" style:family="paragraph" style:parent-style-name="Standard" style:list-style-name="WW8Num2"/>
    <style:style style:name="P3" style:family="paragraph" style:parent-style-name="Standard">
      <style:text-properties style:font-name="新細明體" fo:font-size="16pt" fo:font-weight="bold" style:font-size-asian="16pt" style:font-weight-asian="bold" style:font-name-complex="新細明體" style:font-size-complex="16pt"/>
    </style:style>
    <style:style style:name="P4" style:family="paragraph" style:parent-style-name="Standard" style:list-style-name="WW8Num2">
      <style:text-properties style:font-name="新細明體" fo:font-size="16pt" fo:font-weight="bold" style:font-size-asian="16pt" style:font-weight-asian="bold" style:font-name-complex="新細明體" style:font-size-complex="16pt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color="#0000ff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name="新細明體" fo:font-size="16pt" fo:font-weight="bold" style:font-size-asian="16pt" style:font-weight-asian="bold" style:font-name-complex="新細明體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工程五館國際會議廳「單槍投影系統」操作方式</text:span></text:p>
      <text:list xml:id="list7474044543426415907" text:style-name="WW8Num3">
        <text:list-item>
          <text:p text:style-name="P1"><text:span text:style-name="T2">面對舞台右邊講台預留網路線、有線電腦網路連接線、音源線使用。</text:span></text:p>
        </text:list-item>
        <text:list-item>
          <text:p text:style-name="P1"><text:span text:style-name="T3">借用</text:span><text:span text:style-name="T2">國際會議廳</text:span><text:span text:style-name="T3">時會給予；</text:span></text:p>
        </text:list-item>
      </text:list>
      <text:list xml:id="list8906399598151310678" text:style-name="WW8Num2">
        <text:list-item>
          <text:p text:style-name="P2"><text:span text:style-name="T3">麥克風1 支或2支。</text:span></text:p>
        </text:list-item>
        <text:list-item>
          <text:p text:style-name="P2"><text:span text:style-name="T3">投影機遙控器1支。</text:span></text:p>
        </text:list-item>
        <text:list-item>
          <text:p text:style-name="P4">領夾式麥克風1個。</text:p>
        </text:list-item>
        <text:list-item>
          <text:p text:style-name="P2"><text:span text:style-name="T2">會議廳</text:span><text:span text:style-name="T3">鑰匙一把。</text:span></text:p>
        </text:list-item>
      </text:list>
      <text:list xml:id="list155750800057836" text:continue-list="list7474044543426415907" text:style-name="WW8Num3">
        <text:list-item>
          <text:p text:style-name="P1"><text:span text:style-name="T3">使用完畢務必完整會議室物品歸位及器材歸還。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新細明體" fo:font-family="新細明體, PMingLiU" style:font-family-generic="roman" style:font-pitch="variable" fo:font-size="16pt" fo:font-weight="bold" style:font-size-asian="16pt" style:font-weight-asian="bold" style:font-name-complex="新細明體" style:font-family-complex="新細明體, PMingLiU" style:font-family-generic-complex="roman" style:font-pitch-complex="variable" style:font-size-complex="16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新細明體" fo:font-family="新細明體, PMingLiU" style:font-family-generic="roman" style:font-pitch="variable" fo:font-size="20pt" fo:font-weight="bold" style:font-size-asian="20pt" style:font-weight-asian="bold" style:font-name-complex="新細明體" style:font-family-complex="新細明體, PMingLiU" style:font-family-generic-complex="roman" style:font-pitch-complex="variable" style:font-size-complex="16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一, 二, 三, ...">
        <style:list-level-properties text:list-level-position-and-space-mode="label-alignment">
          <style:list-level-label-alignment text:label-followed-by="listtab" fo:text-indent="-0.741cm" fo:margin-left="1.561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51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36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847cm" fo:margin-left="4.20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05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847cm" fo:margin-left="6.74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59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s</meta:initial-creator>
    <meta:creation-date>2011-08-10T14:39:00</meta:creation-date>
    <dc:creator>linus</dc:creator>
    <dc:date>2014-12-23T16:57:00</dc:date>
    <meta:print-date>2011-08-11T07:53:00</meta:print-date>
    <meta:editing-cycles>15</meta:editing-cycles>
    <meta:editing-duration>PT1H48M</meta:editing-duration>
    <meta:document-statistic meta:table-count="0" meta:image-count="0" meta:object-count="0" meta:page-count="1" meta:paragraph-count="8" meta:word-count="130" meta:character-count="134" meta:non-whitespace-character-count="133"/>
    <meta:generator>LibreOffice/5.1.4.2$Windows_x86 LibreOffice_project/f99d75f39f1c57ebdd7ffc5f42867c12031db97a</meta:generator>
  </office:meta>
</office:document-meta>
</file>